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1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365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3.04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d6dce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14" table:default-cell-style-name="Default"/>
        <table:table-column table:style-name="co5" table:number-columns-repeated="38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Datos Medidos</text:p>
          </table:table-cell>
          <table:covered-table-cell table:number-columns-repeated="3"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Potencia medida en dBm</text:p>
          </table:table-cell>
          <table:covered-table-cell table:number-columns-repeated="3" table:style-name="ce10"/>
          <table:table-cell table:style-name="ce14"/>
          <table:table-cell table:style-name="ce15" table:number-columns-repeated="5"/>
          <table:table-cell table:style-name="ce21"/>
          <table:table-cell table:number-columns-repeated="52"/>
        </table:table-row>
        <table:table-row table:style-name="ro1">
          <table:table-cell table:style-name="ce1" office:value-type="string" calcext:value-type="string">
            <text:p>GT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4"/>
          <table:table-cell table:style-name="ce16" office:value-type="string" calcext:value-type="string" table:number-columns-spanned="5" table:number-rows-spanned="1">
            <text:p>atenuacion Cable</text:p>
          </table:table-cell>
          <table:covered-table-cell table:number-columns-repeated="3" table:style-name="ce18"/>
          <table:covered-table-cell table:style-name="ce20"/>
          <table:table-cell table:style-name="ce21"/>
          <table:table-cell table:number-columns-repeated="52"/>
        </table:table-row>
        <table:table-row table:style-name="ro1">
          <table:table-cell table:style-name="ce2" office:value-type="string" calcext:value-type="string">
            <text:p>Frecuencia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5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15 dB</text:p>
          </table:table-cell>
          <table:table-cell table:style-name="ce14"/>
          <table:table-cell table:style-name="ce17" office:value-type="string" calcext:value-type="string">
            <text:p>Frecuencia MHz</text:p>
          </table:table-cell>
          <table:table-cell table:style-name="ce8" office:value-type="string" calcext:value-type="string">
            <text:p>GTX = 0 dB</text:p>
          </table:table-cell>
          <table:table-cell table:style-name="ce11" office:value-type="string" calcext:value-type="string">
            <text:p>GTX = 5 dB</text:p>
          </table:table-cell>
          <table:table-cell table:style-name="ce11" office:value-type="string" calcext:value-type="string">
            <text:p>GTX = 10 dB</text:p>
          </table:table-cell>
          <table:table-cell table:style-name="ce11" office:value-type="string" calcext:value-type="string">
            <text:p>GTX = 15 dB</text:p>
          </table:table-cell>
          <table:table-cell table:style-name="ce22"/>
          <table:table-cell table:number-columns-repeated="5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-45.47" calcext:value-type="float">
            <text:p>-45,47</text:p>
          </table:table-cell>
          <table:table-cell table:style-name="ce7" office:value-type="float" office:value="-40.31" calcext:value-type="float">
            <text:p>-40,31</text:p>
          </table:table-cell>
          <table:table-cell table:style-name="ce7" office:value-type="float" office:value="-35.34" calcext:value-type="float">
            <text:p>-35,34</text:p>
          </table:table-cell>
          <table:table-cell table:style-name="ce7" office:value-type="float" office:value="-30.31" calcext:value-type="float">
            <text:p>-30,31</text:p>
          </table:table-cell>
          <table:table-cell table:style-name="ce14"/>
          <table:table-cell table:style-name="ce3" office:value-type="float" office:value="50" calcext:value-type="float">
            <text:p>50</text:p>
          </table:table-cell>
          <table:table-cell table:style-name="ce19" table:formula="of:=-([.$B$22]+[.$B$3]-[.$B$23]-[.B5])" office:value-type="float" office:value="-8.4" calcext:value-type="float">
            <text:p>-8,40</text:p>
          </table:table-cell>
          <table:table-cell table:style-name="ce19" table:formula="of:=-([.$B$22]+[.$C$3]-[.$B$23]-[.C5])" office:value-type="float" office:value="-8.24" calcext:value-type="float">
            <text:p>-8,24</text:p>
          </table:table-cell>
          <table:table-cell table:style-name="ce19" table:formula="of:=-([.$B$22]+[.$D$3]-[.$B$23]-[.D5])" office:value-type="float" office:value="-8.27" calcext:value-type="float">
            <text:p>-8,27</text:p>
          </table:table-cell>
          <table:table-cell table:style-name="ce19" table:formula="of:=-([.$B$22]+[.$E$3]-[.$B$23]-[.E5])" office:value-type="float" office:value="-8.24" calcext:value-type="float">
            <text:p>-8,24</text:p>
          </table:table-cell>
          <table:table-cell table:number-columns-repeated="5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-43.23" calcext:value-type="float">
            <text:p>-43,23</text:p>
          </table:table-cell>
          <table:table-cell table:style-name="ce7" office:value-type="float" office:value="-38.34" calcext:value-type="float">
            <text:p>-38,34</text:p>
          </table:table-cell>
          <table:table-cell table:style-name="ce7" office:value-type="float" office:value="-33.53" calcext:value-type="float">
            <text:p>-33,53</text:p>
          </table:table-cell>
          <table:table-cell table:style-name="ce7" office:value-type="float" office:value="-28.69" calcext:value-type="float">
            <text:p>-28,69</text:p>
          </table:table-cell>
          <table:table-cell table:style-name="ce14"/>
          <table:table-cell table:style-name="ce3" office:value-type="float" office:value="60" calcext:value-type="float">
            <text:p>60</text:p>
          </table:table-cell>
          <table:table-cell table:style-name="ce19" table:formula="of:=-([.$B$22]+[.$B$3]-[.$B$23]-[.B6])" office:value-type="float" office:value="-6.16" calcext:value-type="float">
            <text:p>-6,16</text:p>
          </table:table-cell>
          <table:table-cell table:style-name="ce19" table:formula="of:=-([.$B$22]+[.$C$3]-[.$B$23]-[.C6])" office:value-type="float" office:value="-6.27" calcext:value-type="float">
            <text:p>-6,27</text:p>
          </table:table-cell>
          <table:table-cell table:style-name="ce19" table:formula="of:=-([.$B$22]+[.$D$3]-[.$B$23]-[.D6])" office:value-type="float" office:value="-6.46" calcext:value-type="float">
            <text:p>-6,46</text:p>
          </table:table-cell>
          <table:table-cell table:style-name="ce19" table:formula="of:=-([.$B$22]+[.$E$3]-[.$B$23]-[.E6])" office:value-type="float" office:value="-6.62" calcext:value-type="float">
            <text:p>-6,62</text:p>
          </table:table-cell>
          <table:table-cell table:number-columns-repeated="5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-43.19" calcext:value-type="float">
            <text:p>-43,19</text:p>
          </table:table-cell>
          <table:table-cell table:style-name="ce7" office:value-type="float" office:value="-38.2" calcext:value-type="float">
            <text:p>-38,2</text:p>
          </table:table-cell>
          <table:table-cell table:style-name="ce7" office:value-type="float" office:value="-33.35" calcext:value-type="float">
            <text:p>-33,35</text:p>
          </table:table-cell>
          <table:table-cell table:style-name="ce7" office:value-type="float" office:value="-28.55" calcext:value-type="float">
            <text:p>-28,55</text:p>
          </table:table-cell>
          <table:table-cell table:style-name="ce14"/>
          <table:table-cell table:style-name="ce3" office:value-type="float" office:value="70" calcext:value-type="float">
            <text:p>70</text:p>
          </table:table-cell>
          <table:table-cell table:style-name="ce19" table:formula="of:=-([.$B$22]+[.$B$3]-[.$B$23]-[.B7])" office:value-type="float" office:value="-6.12" calcext:value-type="float">
            <text:p>-6,12</text:p>
          </table:table-cell>
          <table:table-cell table:style-name="ce19" table:formula="of:=-([.$B$22]+[.$C$3]-[.$B$23]-[.C7])" office:value-type="float" office:value="-6.13" calcext:value-type="float">
            <text:p>-6,13</text:p>
          </table:table-cell>
          <table:table-cell table:style-name="ce19" table:formula="of:=-([.$B$22]+[.$D$3]-[.$B$23]-[.D7])" office:value-type="float" office:value="-6.28" calcext:value-type="float">
            <text:p>-6,28</text:p>
          </table:table-cell>
          <table:table-cell table:style-name="ce19" table:formula="of:=-([.$B$22]+[.$E$3]-[.$B$23]-[.E7])" office:value-type="float" office:value="-6.48" calcext:value-type="float">
            <text:p>-6,48</text:p>
          </table:table-cell>
          <table:table-cell table:number-columns-repeated="5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 office:value-type="float" office:value="-43.4" calcext:value-type="float">
            <text:p>-43,4</text:p>
          </table:table-cell>
          <table:table-cell table:style-name="ce7" office:value-type="float" office:value="-38.53" calcext:value-type="float">
            <text:p>-38,53</text:p>
          </table:table-cell>
          <table:table-cell table:style-name="ce7" office:value-type="float" office:value="-33.75" calcext:value-type="float">
            <text:p>-33,75</text:p>
          </table:table-cell>
          <table:table-cell table:style-name="ce7" office:value-type="float" office:value="-28.91" calcext:value-type="float">
            <text:p>-28,91</text:p>
          </table:table-cell>
          <table:table-cell table:style-name="ce14"/>
          <table:table-cell table:style-name="ce3" office:value-type="float" office:value="80" calcext:value-type="float">
            <text:p>80</text:p>
          </table:table-cell>
          <table:table-cell table:style-name="ce19" table:formula="of:=-([.$B$22]+[.$B$3]-[.$B$23]-[.B8])" office:value-type="float" office:value="-6.33" calcext:value-type="float">
            <text:p>-6,33</text:p>
          </table:table-cell>
          <table:table-cell table:style-name="ce19" table:formula="of:=-([.$B$22]+[.$C$3]-[.$B$23]-[.C8])" office:value-type="float" office:value="-6.46" calcext:value-type="float">
            <text:p>-6,46</text:p>
          </table:table-cell>
          <table:table-cell table:style-name="ce19" table:formula="of:=-([.$B$22]+[.$D$3]-[.$B$23]-[.D8])" office:value-type="float" office:value="-6.68" calcext:value-type="float">
            <text:p>-6,68</text:p>
          </table:table-cell>
          <table:table-cell table:style-name="ce19" table:formula="of:=-([.$B$22]+[.$E$3]-[.$B$23]-[.E8])" office:value-type="float" office:value="-6.84" calcext:value-type="float">
            <text:p>-6,84</text:p>
          </table:table-cell>
          <table:table-cell table:number-columns-repeated="5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43.88" calcext:value-type="float">
            <text:p>-43,88</text:p>
          </table:table-cell>
          <table:table-cell table:style-name="ce7" office:value-type="float" office:value="-38.92" calcext:value-type="float">
            <text:p>-38,92</text:p>
          </table:table-cell>
          <table:table-cell table:style-name="ce7" office:value-type="float" office:value="-34.09" calcext:value-type="float">
            <text:p>-34,09</text:p>
          </table:table-cell>
          <table:table-cell table:style-name="ce7" office:value-type="float" office:value="-29.38" calcext:value-type="float">
            <text:p>-29,38</text:p>
          </table:table-cell>
          <table:table-cell table:style-name="ce14"/>
          <table:table-cell table:style-name="ce3" office:value-type="float" office:value="90" calcext:value-type="float">
            <text:p>90</text:p>
          </table:table-cell>
          <table:table-cell table:style-name="ce19" table:formula="of:=-([.$B$22]+[.$B$3]-[.$B$23]-[.B9])" office:value-type="float" office:value="-6.81" calcext:value-type="float">
            <text:p>-6,81</text:p>
          </table:table-cell>
          <table:table-cell table:style-name="ce19" table:formula="of:=-([.$B$22]+[.$C$3]-[.$B$23]-[.C9])" office:value-type="float" office:value="-6.85" calcext:value-type="float">
            <text:p>-6,85</text:p>
          </table:table-cell>
          <table:table-cell table:style-name="ce19" table:formula="of:=-([.$B$22]+[.$D$3]-[.$B$23]-[.D9])" office:value-type="float" office:value="-7.02" calcext:value-type="float">
            <text:p>-7,02</text:p>
          </table:table-cell>
          <table:table-cell table:style-name="ce19" table:formula="of:=-([.$B$22]+[.$E$3]-[.$B$23]-[.E9])" office:value-type="float" office:value="-7.31" calcext:value-type="float">
            <text:p>-7,31</text:p>
          </table:table-cell>
          <table:table-cell table:number-columns-repeated="5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-44.14" calcext:value-type="float">
            <text:p>-44,14</text:p>
          </table:table-cell>
          <table:table-cell table:style-name="ce7" office:value-type="float" office:value="-39.35" calcext:value-type="float">
            <text:p>-39,35</text:p>
          </table:table-cell>
          <table:table-cell table:style-name="ce7" office:value-type="float" office:value="-34.44" calcext:value-type="float">
            <text:p>-34,44</text:p>
          </table:table-cell>
          <table:table-cell table:style-name="ce7" office:value-type="float" office:value="-29.69" calcext:value-type="float">
            <text:p>-29,69</text:p>
          </table:table-cell>
          <table:table-cell table:style-name="ce14"/>
          <table:table-cell table:style-name="ce3" office:value-type="float" office:value="100" calcext:value-type="float">
            <text:p>100</text:p>
          </table:table-cell>
          <table:table-cell table:style-name="ce19" table:formula="of:=-([.$B$22]+[.$B$3]-[.$B$23]-[.B10])" office:value-type="float" office:value="-7.07" calcext:value-type="float">
            <text:p>-7,07</text:p>
          </table:table-cell>
          <table:table-cell table:style-name="ce19" table:formula="of:=-([.$B$22]+[.$C$3]-[.$B$23]-[.C10])" office:value-type="float" office:value="-7.28" calcext:value-type="float">
            <text:p>-7,28</text:p>
          </table:table-cell>
          <table:table-cell table:style-name="ce19" table:formula="of:=-([.$B$22]+[.$D$3]-[.$B$23]-[.D10])" office:value-type="float" office:value="-7.37" calcext:value-type="float">
            <text:p>-7,37</text:p>
          </table:table-cell>
          <table:table-cell table:style-name="ce19" table:formula="of:=-([.$B$22]+[.$E$3]-[.$B$23]-[.E10])" office:value-type="float" office:value="-7.62" calcext:value-type="float">
            <text:p>-7,62</text:p>
          </table:table-cell>
          <table:table-cell table:number-columns-repeated="5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-48.26" calcext:value-type="float">
            <text:p>-48,26</text:p>
          </table:table-cell>
          <table:table-cell table:style-name="ce7" office:value-type="float" office:value="-43.64" calcext:value-type="float">
            <text:p>-43,64</text:p>
          </table:table-cell>
          <table:table-cell table:style-name="ce7" office:value-type="float" office:value="-38.73" calcext:value-type="float">
            <text:p>-38,73</text:p>
          </table:table-cell>
          <table:table-cell table:style-name="ce7" office:value-type="float" office:value="-33.99" calcext:value-type="float">
            <text:p>-33,99</text:p>
          </table:table-cell>
          <table:table-cell table:style-name="ce14"/>
          <table:table-cell table:style-name="ce3" office:value-type="float" office:value="200" calcext:value-type="float">
            <text:p>200</text:p>
          </table:table-cell>
          <table:table-cell table:style-name="ce19" table:formula="of:=-([.$B$22]+[.$B$3]-[.$B$23]-[.B11])" office:value-type="float" office:value="-11.19" calcext:value-type="float">
            <text:p>-11,19</text:p>
          </table:table-cell>
          <table:table-cell table:style-name="ce19" table:formula="of:=-([.$B$22]+[.$C$3]-[.$B$23]-[.C11])" office:value-type="float" office:value="-11.57" calcext:value-type="float">
            <text:p>-11,57</text:p>
          </table:table-cell>
          <table:table-cell table:style-name="ce19" table:formula="of:=-([.$B$22]+[.$D$3]-[.$B$23]-[.D11])" office:value-type="float" office:value="-11.66" calcext:value-type="float">
            <text:p>-11,66</text:p>
          </table:table-cell>
          <table:table-cell table:style-name="ce19" table:formula="of:=-([.$B$22]+[.$E$3]-[.$B$23]-[.E11])" office:value-type="float" office:value="-11.92" calcext:value-type="float">
            <text:p>-11,92</text:p>
          </table:table-cell>
          <table:table-cell table:number-columns-repeated="5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-51.36" calcext:value-type="float">
            <text:p>-51,36</text:p>
          </table:table-cell>
          <table:table-cell table:style-name="ce7" office:value-type="float" office:value="-46.84" calcext:value-type="float">
            <text:p>-46,84</text:p>
          </table:table-cell>
          <table:table-cell table:style-name="ce7" office:value-type="float" office:value="-42.08" calcext:value-type="float">
            <text:p>-42,08</text:p>
          </table:table-cell>
          <table:table-cell table:style-name="ce7" office:value-type="float" office:value="-37.32" calcext:value-type="float">
            <text:p>-37,32</text:p>
          </table:table-cell>
          <table:table-cell table:style-name="ce14"/>
          <table:table-cell table:style-name="ce3" office:value-type="float" office:value="300" calcext:value-type="float">
            <text:p>300</text:p>
          </table:table-cell>
          <table:table-cell table:style-name="ce19" table:formula="of:=-([.$B$22]+[.$B$3]-[.$B$23]-[.B12])" office:value-type="float" office:value="-14.29" calcext:value-type="float">
            <text:p>-14,29</text:p>
          </table:table-cell>
          <table:table-cell table:style-name="ce19" table:formula="of:=-([.$B$22]+[.$C$3]-[.$B$23]-[.C12])" office:value-type="float" office:value="-14.77" calcext:value-type="float">
            <text:p>-14,77</text:p>
          </table:table-cell>
          <table:table-cell table:style-name="ce19" table:formula="of:=-([.$B$22]+[.$D$3]-[.$B$23]-[.D12])" office:value-type="float" office:value="-15.01" calcext:value-type="float">
            <text:p>-15,01</text:p>
          </table:table-cell>
          <table:table-cell table:style-name="ce19" table:formula="of:=-([.$B$22]+[.$E$3]-[.$B$23]-[.E12])" office:value-type="float" office:value="-15.25" calcext:value-type="float">
            <text:p>-15,25</text:p>
          </table:table-cell>
          <table:table-cell table:number-columns-repeated="5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7" office:value-type="float" office:value="-54.35" calcext:value-type="float">
            <text:p>-54,35</text:p>
          </table:table-cell>
          <table:table-cell table:style-name="ce7" office:value-type="float" office:value="-49.89" calcext:value-type="float">
            <text:p>-49,89</text:p>
          </table:table-cell>
          <table:table-cell table:style-name="ce7" office:value-type="float" office:value="-45.25" calcext:value-type="float">
            <text:p>-45,25</text:p>
          </table:table-cell>
          <table:table-cell table:style-name="ce7" office:value-type="float" office:value="-40.84" calcext:value-type="float">
            <text:p>-40,84</text:p>
          </table:table-cell>
          <table:table-cell table:style-name="ce14"/>
          <table:table-cell table:style-name="ce3" office:value-type="float" office:value="400" calcext:value-type="float">
            <text:p>400</text:p>
          </table:table-cell>
          <table:table-cell table:style-name="ce19" table:formula="of:=-([.$B$22]+[.$B$3]-[.$B$23]-[.B13])" office:value-type="float" office:value="-17.28" calcext:value-type="float">
            <text:p>-17,28</text:p>
          </table:table-cell>
          <table:table-cell table:style-name="ce19" table:formula="of:=-([.$B$22]+[.$C$3]-[.$B$23]-[.C13])" office:value-type="float" office:value="-17.82" calcext:value-type="float">
            <text:p>-17,82</text:p>
          </table:table-cell>
          <table:table-cell table:style-name="ce19" table:formula="of:=-([.$B$22]+[.$D$3]-[.$B$23]-[.D13])" office:value-type="float" office:value="-18.18" calcext:value-type="float">
            <text:p>-18,18</text:p>
          </table:table-cell>
          <table:table-cell table:style-name="ce19" table:formula="of:=-([.$B$22]+[.$E$3]-[.$B$23]-[.E13])" office:value-type="float" office:value="-18.77" calcext:value-type="float">
            <text:p>-18,77</text:p>
          </table:table-cell>
          <table:table-cell table:number-columns-repeated="5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7" office:value-type="float" office:value="-57.66" calcext:value-type="float">
            <text:p>-57,66</text:p>
          </table:table-cell>
          <table:table-cell table:style-name="ce7" office:value-type="float" office:value="-53.35" calcext:value-type="float">
            <text:p>-53,35</text:p>
          </table:table-cell>
          <table:table-cell table:style-name="ce7" office:value-type="float" office:value="-48.45" calcext:value-type="float">
            <text:p>-48,45</text:p>
          </table:table-cell>
          <table:table-cell table:style-name="ce7" office:value-type="float" office:value="-44.12" calcext:value-type="float">
            <text:p>-44,12</text:p>
          </table:table-cell>
          <table:table-cell table:style-name="ce14"/>
          <table:table-cell table:style-name="ce3" office:value-type="float" office:value="500" calcext:value-type="float">
            <text:p>500</text:p>
          </table:table-cell>
          <table:table-cell table:style-name="ce19" table:formula="of:=-([.$B$22]+[.$B$3]-[.$B$23]-[.B14])" office:value-type="float" office:value="-20.59" calcext:value-type="float">
            <text:p>-20,59</text:p>
          </table:table-cell>
          <table:table-cell table:style-name="ce19" table:formula="of:=-([.$B$22]+[.$C$3]-[.$B$23]-[.C14])" office:value-type="float" office:value="-21.28" calcext:value-type="float">
            <text:p>-21,28</text:p>
          </table:table-cell>
          <table:table-cell table:style-name="ce19" table:formula="of:=-([.$B$22]+[.$D$3]-[.$B$23]-[.D14])" office:value-type="float" office:value="-21.38" calcext:value-type="float">
            <text:p>-21,38</text:p>
          </table:table-cell>
          <table:table-cell table:style-name="ce19" table:formula="of:=-([.$B$22]+[.$E$3]-[.$B$23]-[.E14])" office:value-type="float" office:value="-22.05" calcext:value-type="float">
            <text:p>-22,05</text:p>
          </table:table-cell>
          <table:table-cell table:number-columns-repeated="5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-60.02" calcext:value-type="float">
            <text:p>-60,02</text:p>
          </table:table-cell>
          <table:table-cell table:style-name="ce7" office:value-type="float" office:value="-56.28" calcext:value-type="float">
            <text:p>-56,28</text:p>
          </table:table-cell>
          <table:table-cell table:style-name="ce7" office:value-type="float" office:value="-51.41" calcext:value-type="float">
            <text:p>-51,41</text:p>
          </table:table-cell>
          <table:table-cell table:style-name="ce7" office:value-type="float" office:value="-47.05" calcext:value-type="float">
            <text:p>-47,05</text:p>
          </table:table-cell>
          <table:table-cell table:style-name="ce14"/>
          <table:table-cell table:style-name="ce3" office:value-type="float" office:value="600" calcext:value-type="float">
            <text:p>600</text:p>
          </table:table-cell>
          <table:table-cell table:style-name="ce19" table:formula="of:=-([.$B$22]+[.$B$3]-[.$B$23]-[.B15])" office:value-type="float" office:value="-22.95" calcext:value-type="float">
            <text:p>-22,95</text:p>
          </table:table-cell>
          <table:table-cell table:style-name="ce19" table:formula="of:=-([.$B$22]+[.$C$3]-[.$B$23]-[.C15])" office:value-type="float" office:value="-24.21" calcext:value-type="float">
            <text:p>-24,21</text:p>
          </table:table-cell>
          <table:table-cell table:style-name="ce19" table:formula="of:=-([.$B$22]+[.$D$3]-[.$B$23]-[.D15])" office:value-type="float" office:value="-24.34" calcext:value-type="float">
            <text:p>-24,34</text:p>
          </table:table-cell>
          <table:table-cell table:style-name="ce19" table:formula="of:=-([.$B$22]+[.$E$3]-[.$B$23]-[.E15])" office:value-type="float" office:value="-24.98" calcext:value-type="float">
            <text:p>-24,98</text:p>
          </table:table-cell>
          <table:table-cell table:number-columns-repeated="5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7" office:value-type="float" office:value="-63.65" calcext:value-type="float">
            <text:p>-63,65</text:p>
          </table:table-cell>
          <table:table-cell table:style-name="ce7" office:value-type="float" office:value="-58.8" calcext:value-type="float">
            <text:p>-58,8</text:p>
          </table:table-cell>
          <table:table-cell table:style-name="ce7" office:value-type="float" office:value="-54.26" calcext:value-type="float">
            <text:p>-54,26</text:p>
          </table:table-cell>
          <table:table-cell table:style-name="ce7" office:value-type="float" office:value="-50.18" calcext:value-type="float">
            <text:p>-50,18</text:p>
          </table:table-cell>
          <table:table-cell table:style-name="ce14"/>
          <table:table-cell table:style-name="ce3" office:value-type="float" office:value="700" calcext:value-type="float">
            <text:p>700</text:p>
          </table:table-cell>
          <table:table-cell table:style-name="ce19" table:formula="of:=-([.$B$22]+[.$B$3]-[.$B$23]-[.B16])" office:value-type="float" office:value="-26.58" calcext:value-type="float">
            <text:p>-26,58</text:p>
          </table:table-cell>
          <table:table-cell table:style-name="ce19" table:formula="of:=-([.$B$22]+[.$C$3]-[.$B$23]-[.C16])" office:value-type="float" office:value="-26.73" calcext:value-type="float">
            <text:p>-26,73</text:p>
          </table:table-cell>
          <table:table-cell table:style-name="ce19" table:formula="of:=-([.$B$22]+[.$D$3]-[.$B$23]-[.D16])" office:value-type="float" office:value="-27.19" calcext:value-type="float">
            <text:p>-27,19</text:p>
          </table:table-cell>
          <table:table-cell table:style-name="ce19" table:formula="of:=-([.$B$22]+[.$E$3]-[.$B$23]-[.E16])" office:value-type="float" office:value="-28.11" calcext:value-type="float">
            <text:p>-28,11</text:p>
          </table:table-cell>
          <table:table-cell table:number-columns-repeated="5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7" office:value-type="float" office:value="-64.25" calcext:value-type="float">
            <text:p>-64,25</text:p>
          </table:table-cell>
          <table:table-cell table:style-name="ce7" office:value-type="float" office:value="-60.11" calcext:value-type="float">
            <text:p>-60,11</text:p>
          </table:table-cell>
          <table:table-cell table:style-name="ce7" office:value-type="float" office:value="-56.34" calcext:value-type="float">
            <text:p>-56,34</text:p>
          </table:table-cell>
          <table:table-cell table:style-name="ce7" office:value-type="float" office:value="-52.64" calcext:value-type="float">
            <text:p>-52,64</text:p>
          </table:table-cell>
          <table:table-cell table:style-name="ce14"/>
          <table:table-cell table:style-name="ce3" office:value-type="float" office:value="800" calcext:value-type="float">
            <text:p>800</text:p>
          </table:table-cell>
          <table:table-cell table:style-name="ce19" table:formula="of:=-([.$B$22]+[.$B$3]-[.$B$23]-[.B17])" office:value-type="float" office:value="-27.18" calcext:value-type="float">
            <text:p>-27,18</text:p>
          </table:table-cell>
          <table:table-cell table:style-name="ce19" table:formula="of:=-([.$B$22]+[.$C$3]-[.$B$23]-[.C17])" office:value-type="float" office:value="-28.04" calcext:value-type="float">
            <text:p>-28,04</text:p>
          </table:table-cell>
          <table:table-cell table:style-name="ce19" table:formula="of:=-([.$B$22]+[.$D$3]-[.$B$23]-[.D17])" office:value-type="float" office:value="-29.27" calcext:value-type="float">
            <text:p>-29,27</text:p>
          </table:table-cell>
          <table:table-cell table:style-name="ce19" table:formula="of:=-([.$B$22]+[.$E$3]-[.$B$23]-[.E17])" office:value-type="float" office:value="-30.57" calcext:value-type="float">
            <text:p>-30,57</text:p>
          </table:table-cell>
          <table:table-cell table:number-columns-repeated="5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7" office:value-type="float" office:value="-67.95" calcext:value-type="float">
            <text:p>-67,95</text:p>
          </table:table-cell>
          <table:table-cell table:style-name="ce7" office:value-type="float" office:value="-64.07" calcext:value-type="float">
            <text:p>-64,07</text:p>
          </table:table-cell>
          <table:table-cell table:style-name="ce7" office:value-type="float" office:value="-59.86" calcext:value-type="float">
            <text:p>-59,86</text:p>
          </table:table-cell>
          <table:table-cell table:style-name="ce7" office:value-type="float" office:value="-55.74" calcext:value-type="float">
            <text:p>-55,74</text:p>
          </table:table-cell>
          <table:table-cell table:style-name="ce14"/>
          <table:table-cell table:style-name="ce3" office:value-type="float" office:value="900" calcext:value-type="float">
            <text:p>900</text:p>
          </table:table-cell>
          <table:table-cell table:style-name="ce19" table:formula="of:=-([.$B$22]+[.$B$3]-[.$B$23]-[.B18])" office:value-type="float" office:value="-30.88" calcext:value-type="float">
            <text:p>-30,88</text:p>
          </table:table-cell>
          <table:table-cell table:style-name="ce19" table:formula="of:=-([.$B$22]+[.$C$3]-[.$B$23]-[.C18])" office:value-type="float" office:value="-32" calcext:value-type="float">
            <text:p>-32,00</text:p>
          </table:table-cell>
          <table:table-cell table:style-name="ce19" table:formula="of:=-([.$B$22]+[.$D$3]-[.$B$23]-[.D18])" office:value-type="float" office:value="-32.79" calcext:value-type="float">
            <text:p>-32,79</text:p>
          </table:table-cell>
          <table:table-cell table:style-name="ce19" table:formula="of:=-([.$B$22]+[.$E$3]-[.$B$23]-[.E18])" office:value-type="float" office:value="-33.67" calcext:value-type="float">
            <text:p>-33,67</text:p>
          </table:table-cell>
          <table:table-cell table:number-columns-repeated="5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-73.45" calcext:value-type="float">
            <text:p>-73,45</text:p>
          </table:table-cell>
          <table:table-cell table:style-name="ce7" office:value-type="float" office:value="-68.75" calcext:value-type="float">
            <text:p>-68,75</text:p>
          </table:table-cell>
          <table:table-cell table:style-name="ce7" office:value-type="float" office:value="-63.91" calcext:value-type="float">
            <text:p>-63,91</text:p>
          </table:table-cell>
          <table:table-cell table:style-name="ce7" office:value-type="float" office:value="-59.32" calcext:value-type="float">
            <text:p>-59,32</text:p>
          </table:table-cell>
          <table:table-cell table:style-name="ce14"/>
          <table:table-cell table:style-name="ce3" office:value-type="float" office:value="1000" calcext:value-type="float">
            <text:p>1000</text:p>
          </table:table-cell>
          <table:table-cell table:style-name="ce19" table:formula="of:=-([.$B$22]+[.$B$3]-[.$B$23]-[.B19])" office:value-type="float" office:value="-36.38" calcext:value-type="float">
            <text:p>-36,38</text:p>
          </table:table-cell>
          <table:table-cell table:style-name="ce19" table:formula="of:=-([.$B$22]+[.$C$3]-[.$B$23]-[.C19])" office:value-type="float" office:value="-36.68" calcext:value-type="float">
            <text:p>-36,68</text:p>
          </table:table-cell>
          <table:table-cell table:style-name="ce19" table:formula="of:=-([.$B$22]+[.$D$3]-[.$B$23]-[.D19])" office:value-type="float" office:value="-36.84" calcext:value-type="float">
            <text:p>-36,84</text:p>
          </table:table-cell>
          <table:table-cell table:style-name="ce19" table:formula="of:=-([.$B$22]+[.$E$3]-[.$B$23]-[.E19])" office:value-type="float" office:value="-37.25" calcext:value-type="float">
            <text:p>-37,25</text:p>
          </table:table-cell>
          <table:table-cell table:number-columns-repeated="5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-97.31" calcext:value-type="float">
            <text:p>-97,31</text:p>
          </table:table-cell>
          <table:table-cell table:style-name="ce7" office:value-type="float" office:value="-92.31" calcext:value-type="float">
            <text:p>-92,31</text:p>
          </table:table-cell>
          <table:table-cell table:style-name="ce7" office:value-type="float" office:value="-87.31" calcext:value-type="float">
            <text:p>-87,31</text:p>
          </table:table-cell>
          <table:table-cell table:style-name="ce7" office:value-type="float" office:value="-84.48" calcext:value-type="float">
            <text:p>-84,48</text:p>
          </table:table-cell>
          <table:table-cell table:style-name="ce14"/>
          <table:table-cell table:style-name="ce3" office:value-type="float" office:value="2000" calcext:value-type="float">
            <text:p>2000</text:p>
          </table:table-cell>
          <table:table-cell table:style-name="ce19" table:formula="of:=-([.$B$22]+[.$B$3]-[.$B$23]-[.B20])" office:value-type="float" office:value="-60.24" calcext:value-type="float">
            <text:p>-60,24</text:p>
          </table:table-cell>
          <table:table-cell table:style-name="ce19" table:formula="of:=-([.$B$22]+[.$C$3]-[.$B$23]-[.C20])" office:value-type="float" office:value="-60.24" calcext:value-type="float">
            <text:p>-60,24</text:p>
          </table:table-cell>
          <table:table-cell table:style-name="ce19" table:formula="of:=-([.$B$22]+[.$D$3]-[.$B$23]-[.D20])" office:value-type="float" office:value="-60.24" calcext:value-type="float">
            <text:p>-60,24</text:p>
          </table:table-cell>
          <table:table-cell table:style-name="ce19" table:formula="of:=-([.$B$22]+[.$E$3]-[.$B$23]-[.E20])" office:value-type="float" office:value="-62.41" calcext:value-type="float">
            <text:p>-62,4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4" office:value-type="string" calcext:value-type="string">
            <text:p>Potencia del transmisor en dBm</text:p>
          </table:table-cell>
          <table:table-cell table:style-name="ce9" office:value-type="float" office:value="-7.07" calcext:value-type="float">
            <text:p>-7,07</text:p>
          </table:table-cell>
          <table:table-cell table:style-name="ce12" office:value-type="string" calcext:value-type="string">
            <text:p>Midan la potencia con un cable de longitud corta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Atenuad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 cambiar</text:p>
          </table:table-cell>
          <table:table-cell table:number-columns-repeated="4"/>
          <table:table-cell>
            <draw:frame table:end-cell-address="Hoja1.Q54" table:end-x="0.037cm" table:end-y="0.16cm" draw:z-index="0" draw:name="Chart 1" draw:style-name="gr1" draw:text-style-name="P1" svg:width="20.162cm" svg:height="14.657cm" svg:x="1.535cm" svg:y="0.267cm">
              <draw:object draw:notify-on-update-of-ranges="Hoja1.G5:Hoja1.G20 Hoja1.H5:Hoja1.H20 Hoja1.G5:Hoja1.G20 Hoja1.I5:Hoja1.I20 Hoja1.G5:Hoja1.G20 Hoja1.J5:Hoja1.J20 Hoja1.G5:Hoja1.G20 Hoja1.K5:Hoja1.K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/>
          <table:table-cell>
            <draw:frame table:end-cell-address="Hoja1.G52" table:end-x="1.885cm" table:end-y="0.396cm" draw:z-index="1" draw:name="Chart 2" draw:style-name="gr1" draw:text-style-name="P1" svg:width="13.358cm" svg:height="13.572cm" svg:x="0.081cm" svg:y="0.159cm">
              <draw:object draw:notify-on-update-of-ranges="Hoja1.A5:Hoja1.A20 Hoja1.B5:Hoja1.B20 Hoja1.A5:Hoja1.A20 Hoja1.C5:Hoja1.C20 Hoja1.A5:Hoja1.A20 Hoja1.D5:Hoja1.D20 Hoja1.A5:Hoja1.A20 Hoja1.E5:Hoja1.E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29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Hoja1.O85" table:end-x="1.581cm" table:end-y="0.208cm" draw:z-index="2" draw:name="Chart 1_0" draw:style-name="gr1" draw:text-style-name="P1" svg:width="20.162cm" svg:height="14.657cm" svg:x="1.358cm" svg:y="0.315cm">
              <draw:object draw:notify-on-update-of-ranges="Hoja1.G5:Hoja1.G20 Hoja1.H5:Hoja1.H20 Hoja1.G5:Hoja1.G20 Hoja1.I5:Hoja1.I20 Hoja1.G5:Hoja1.G20 Hoja1.J5:Hoja1.J20 Hoja1.G5:Hoja1.G20 Hoja1.K5:Hoja1.K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947">
          <table:table-cell table:number-columns-repeated="64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6:28:59.351902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02:35</meta:creation-date>
    <meta:generator>LibreOffice/6.4.7.2$Linux_X86_64 LibreOffice_project/40$Build-2</meta:generator>
    <dc:date>2022-06-24T17:13:29.954272595</dc:date>
    <meta:editing-duration>PT33M22S</meta:editing-duration>
    <meta:editing-cycles>15</meta:editing-cycles>
    <meta:document-statistic meta:table-count="1" meta:cell-count="184" meta:object-count="3"/>
    <meta:user-defined meta:name="ContentTypeId">0x010100110FE193CB7A714F83BC2777BC76593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inimum="50" chart:maximum="2000" chart:interval-minor-divisor="1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9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0.163cm" svg:height="14.658cm" xlink:href=".." xlink:type="simple" chart:class="chart:scatter" chart:style-name="ch1">
        <chart:legend chart:legend-position="bottom" svg:x="5.163cm" svg:y="14.086cm" style:legend-expansion="wide" chart:style-name="ch2"/>
        <chart:plot-area chart:style-name="ch3" table:cell-range-address="Hoja1.G5:Hoja1.K20" chart:data-source-has-labels="row" svg:x="0.403cm" svg:y="0.293cm" svg:width="19.357cm" svg:height="12.286cm">
          <chartooo:coordinate-region svg:x="1.034cm" svg:y="0.479cm" svg:width="18.726cm" svg:height="11.915cm"/>
          <chart:axis chart:dimension="x" chart:name="primary-x" chart:style-name="ch4">
            <chart:title svg:x="8.667cm" svg:y="12.873cm" chart:style-name="ch5">
              <text:p>Frecuencia MHz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10" chart:values-cell-range-address="Hoja1.I5:Hoja1.I20" loext:label-string="&quot;GTX = 5 dB&quot;" chart:class="chart:scatter">
            <chart:data-point chart:repeated="16"/>
          </chart:series>
          <chart:series chart:style-name="ch11" chart:values-cell-range-address="Hoja1.J5:Hoja1.J20" loext:label-string="&quot;GTX = 10 dB&quot;" chart:class="chart:scatter">
            <chart:data-point chart:repeated="16"/>
          </chart:series>
          <chart:series chart:style-name="ch12" chart:values-cell-range-address="Hoja1.K5:Hoja1.K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8.4">
                <text:p>-8.4</text:p>
                <draw:g>
                  <svg:desc>Hoja1.H5:Hoja1.H20</svg:desc>
                </draw:g>
              </table:table-cell>
              <table:table-cell office:value-type="float" office:value="-8.24">
                <text:p>-8.24</text:p>
                <draw:g>
                  <svg:desc>Hoja1.I5:Hoja1.I20</svg:desc>
                </draw:g>
              </table:table-cell>
              <table:table-cell office:value-type="float" office:value="-8.27">
                <text:p>-8.27</text:p>
                <draw:g>
                  <svg:desc>Hoja1.J5:Hoja1.J20</svg:desc>
                </draw:g>
              </table:table-cell>
              <table:table-cell office:value-type="float" office:value="-8.24">
                <text:p>-8.24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6.16">
                <text:p>-6.16</text:p>
              </table:table-cell>
              <table:table-cell office:value-type="float" office:value="-6.27">
                <text:p>-6.27</text:p>
              </table:table-cell>
              <table:table-cell office:value-type="float" office:value="-6.46">
                <text:p>-6.46</text:p>
              </table:table-cell>
              <table:table-cell office:value-type="float" office:value="-6.62">
                <text:p>-6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6.12">
                <text:p>-6.12</text:p>
              </table:table-cell>
              <table:table-cell office:value-type="float" office:value="-6.13">
                <text:p>-6.13</text:p>
              </table:table-cell>
              <table:table-cell office:value-type="float" office:value="-6.28">
                <text:p>-6.28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6.33">
                <text:p>-6.33</text:p>
              </table:table-cell>
              <table:table-cell office:value-type="float" office:value="-6.46">
                <text:p>-6.46</text:p>
              </table:table-cell>
              <table:table-cell office:value-type="float" office:value="-6.68">
                <text:p>-6.6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6.81">
                <text:p>-6.81</text:p>
              </table:table-cell>
              <table:table-cell office:value-type="float" office:value="-6.85">
                <text:p>-6.85</text:p>
              </table:table-cell>
              <table:table-cell office:value-type="float" office:value="-7.02">
                <text:p>-7.02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7.07">
                <text:p>-7.07</text:p>
              </table:table-cell>
              <table:table-cell office:value-type="float" office:value="-7.28">
                <text:p>-7.28</text:p>
              </table:table-cell>
              <table:table-cell office:value-type="float" office:value="-7.37">
                <text:p>-7.37</text:p>
              </table:table-cell>
              <table:table-cell office:value-type="float" office:value="-7.62">
                <text:p>-7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11.19">
                <text:p>-11.19</text:p>
              </table:table-cell>
              <table:table-cell office:value-type="float" office:value="-11.57">
                <text:p>-11.57</text:p>
              </table:table-cell>
              <table:table-cell office:value-type="float" office:value="-11.66">
                <text:p>-11.66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14.29">
                <text:p>-14.29</text:p>
              </table:table-cell>
              <table:table-cell office:value-type="float" office:value="-14.77">
                <text:p>-14.77</text:p>
              </table:table-cell>
              <table:table-cell office:value-type="float" office:value="-15.01">
                <text:p>-15.01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7.28">
                <text:p>-17.28</text:p>
              </table:table-cell>
              <table:table-cell office:value-type="float" office:value="-17.82">
                <text:p>-17.82</text:p>
              </table:table-cell>
              <table:table-cell office:value-type="float" office:value="-18.18">
                <text:p>-18.18</text:p>
              </table:table-cell>
              <table:table-cell office:value-type="float" office:value="-18.77">
                <text:p>-18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20.59">
                <text:p>-20.59</text:p>
              </table:table-cell>
              <table:table-cell office:value-type="float" office:value="-21.28">
                <text:p>-21.28</text:p>
              </table:table-cell>
              <table:table-cell office:value-type="float" office:value="-21.38">
                <text:p>-21.38</text:p>
              </table:table-cell>
              <table:table-cell office:value-type="float" office:value="-22.05">
                <text:p>-22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22.95">
                <text:p>-22.95</text:p>
              </table:table-cell>
              <table:table-cell office:value-type="float" office:value="-24.21">
                <text:p>-24.21</text:p>
              </table:table-cell>
              <table:table-cell office:value-type="float" office:value="-24.34">
                <text:p>-24.34</text:p>
              </table:table-cell>
              <table:table-cell office:value-type="float" office:value="-24.98">
                <text:p>-24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6.58">
                <text:p>-26.58</text:p>
              </table:table-cell>
              <table:table-cell office:value-type="float" office:value="-26.73">
                <text:p>-26.73</text:p>
              </table:table-cell>
              <table:table-cell office:value-type="float" office:value="-27.19">
                <text:p>-27.19</text:p>
              </table:table-cell>
              <table:table-cell office:value-type="float" office:value="-28.11">
                <text:p>-28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7.18">
                <text:p>-27.18</text:p>
              </table:table-cell>
              <table:table-cell office:value-type="float" office:value="-28.04">
                <text:p>-28.04</text:p>
              </table:table-cell>
              <table:table-cell office:value-type="float" office:value="-29.27">
                <text:p>-29.27</text:p>
              </table:table-cell>
              <table:table-cell office:value-type="float" office:value="-30.57">
                <text:p>-3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30.88">
                <text:p>-30.88</text:p>
              </table:table-cell>
              <table:table-cell office:value-type="float" office:value="-32">
                <text:p>-32</text:p>
              </table:table-cell>
              <table:table-cell office:value-type="float" office:value="-32.79">
                <text:p>-32.79</text:p>
              </table:table-cell>
              <table:table-cell office:value-type="float" office:value="-33.67">
                <text:p>-33.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36.38">
                <text:p>-36.38</text:p>
              </table:table-cell>
              <table:table-cell office:value-type="float" office:value="-36.68">
                <text:p>-36.68</text:p>
              </table:table-cell>
              <table:table-cell office:value-type="float" office:value="-36.84">
                <text:p>-36.84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60.24">
                <text:p>-60.24</text:p>
              </table:table-cell>
              <table:table-cell office:value-type="float" office:value="-60.24">
                <text:p>-60.24</text:p>
              </table:table-cell>
              <table:table-cell office:value-type="float" office:value="-60.24">
                <text:p>-60.24</text:p>
              </table:table-cell>
              <table:table-cell office:value-type="float" office:value="-62.41">
                <text:p>-62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inimum="50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359cm" svg:height="13.573cm" xlink:href=".." xlink:type="simple" chart:class="chart:scatter" chart:style-name="ch1">
        <chart:legend chart:legend-position="bottom" svg:x="1.761cm" svg:y="13.001cm" style:legend-expansion="wide" chart:style-name="ch2"/>
        <chart:plot-area chart:style-name="ch3" table:cell-range-address="Hoja1.A5:Hoja1.E20" chart:data-source-has-labels="row" svg:x="1.327cm" svg:y="0.271cm" svg:width="11.765cm" svg:height="11.245cm">
          <chartooo:coordinate-region svg:x="1.958cm" svg:y="0.457cm" svg:width="11.134cm" svg:height="10.874cm"/>
          <chart:axis chart:dimension="x" chart:name="primary-x" chart:style-name="ch4">
            <chart:title svg:x="5.795cm" svg:y="11.788cm" chart:style-name="ch5">
              <text:p>Frecuencia MHz</text:p>
            </chart:title>
            <chart:grid chart:style-name="ch6" chart:class="major"/>
          </chart:axis>
          <chart:axis chart:dimension="y" chart:name="primary-y" chart:style-name="ch7">
            <chart:title svg:x="0.451cm" svg:y="7.571cm" chart:style-name="ch8">
              <text:p>Potencia RX [dBm]</text:p>
            </chart:title>
            <chart:grid chart:style-name="ch6" chart:class="major"/>
          </chart:axis>
          <chart:series chart:style-name="ch9" chart:values-cell-range-address="Hoja1.B5:Hoja1.B20" loext:label-string="&quot;GTX = 0 dB&quot;" chart:class="chart:scatter">
            <chart:domain table:cell-range-address="Hoja1.A5:Hoja1.A20"/>
            <chart:data-point chart:repeated="16"/>
          </chart:series>
          <chart:series chart:style-name="ch10" chart:values-cell-range-address="Hoja1.C5:Hoja1.C20" loext:label-string="&quot;GTX = 5 dB&quot;" chart:class="chart:scatter">
            <chart:data-point chart:repeated="16"/>
          </chart:series>
          <chart:series chart:style-name="ch11" chart:values-cell-range-address="Hoja1.D5:Hoja1.D20" loext:label-string="&quot;GTX = 10 dB&quot;" chart:class="chart:scatter">
            <chart:data-point chart:repeated="16"/>
          </chart:series>
          <chart:series chart:style-name="ch12" chart:values-cell-range-address="Hoja1.E5:Hoja1.E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A5:Hoja1.A20</svg:desc>
                </draw:g>
              </table:table-cell>
              <table:table-cell office:value-type="float" office:value="-45.47">
                <text:p>-45.47</text:p>
                <draw:g>
                  <svg:desc>Hoja1.B5:Hoja1.B20</svg:desc>
                </draw:g>
              </table:table-cell>
              <table:table-cell office:value-type="float" office:value="-40.31">
                <text:p>-40.31</text:p>
                <draw:g>
                  <svg:desc>Hoja1.C5:Hoja1.C20</svg:desc>
                </draw:g>
              </table:table-cell>
              <table:table-cell office:value-type="float" office:value="-35.34">
                <text:p>-35.34</text:p>
                <draw:g>
                  <svg:desc>Hoja1.D5:Hoja1.D20</svg:desc>
                </draw:g>
              </table:table-cell>
              <table:table-cell office:value-type="float" office:value="-30.31">
                <text:p>-30.31</text:p>
                <draw:g>
                  <svg:desc>Hoja1.E5:Hoja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3.23">
                <text:p>-43.23</text:p>
              </table:table-cell>
              <table:table-cell office:value-type="float" office:value="-38.34">
                <text:p>-38.34</text:p>
              </table:table-cell>
              <table:table-cell office:value-type="float" office:value="-33.53">
                <text:p>-33.53</text:p>
              </table:table-cell>
              <table:table-cell office:value-type="float" office:value="-28.69">
                <text:p>-28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43.19">
                <text:p>-43.19</text:p>
              </table:table-cell>
              <table:table-cell office:value-type="float" office:value="-38.2">
                <text:p>-38.2</text:p>
              </table:table-cell>
              <table:table-cell office:value-type="float" office:value="-33.35">
                <text:p>-33.35</text:p>
              </table:table-cell>
              <table:table-cell office:value-type="float" office:value="-28.55">
                <text:p>-28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43.4">
                <text:p>-43.4</text:p>
              </table:table-cell>
              <table:table-cell office:value-type="float" office:value="-38.53">
                <text:p>-38.53</text:p>
              </table:table-cell>
              <table:table-cell office:value-type="float" office:value="-33.75">
                <text:p>-33.75</text:p>
              </table:table-cell>
              <table:table-cell office:value-type="float" office:value="-28.91">
                <text:p>-28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43.88">
                <text:p>-43.88</text:p>
              </table:table-cell>
              <table:table-cell office:value-type="float" office:value="-38.92">
                <text:p>-38.92</text:p>
              </table:table-cell>
              <table:table-cell office:value-type="float" office:value="-34.09">
                <text:p>-34.09</text:p>
              </table:table-cell>
              <table:table-cell office:value-type="float" office:value="-29.38">
                <text:p>-29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44.14">
                <text:p>-44.14</text:p>
              </table:table-cell>
              <table:table-cell office:value-type="float" office:value="-39.35">
                <text:p>-39.35</text:p>
              </table:table-cell>
              <table:table-cell office:value-type="float" office:value="-34.44">
                <text:p>-34.44</text:p>
              </table:table-cell>
              <table:table-cell office:value-type="float" office:value="-29.69">
                <text:p>-29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48.26">
                <text:p>-48.26</text:p>
              </table:table-cell>
              <table:table-cell office:value-type="float" office:value="-43.64">
                <text:p>-43.64</text:p>
              </table:table-cell>
              <table:table-cell office:value-type="float" office:value="-38.73">
                <text:p>-38.73</text:p>
              </table:table-cell>
              <table:table-cell office:value-type="float" office:value="-33.99">
                <text:p>-3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51.36">
                <text:p>-51.36</text:p>
              </table:table-cell>
              <table:table-cell office:value-type="float" office:value="-46.84">
                <text:p>-46.84</text:p>
              </table:table-cell>
              <table:table-cell office:value-type="float" office:value="-42.08">
                <text:p>-42.08</text:p>
              </table:table-cell>
              <table:table-cell office:value-type="float" office:value="-37.32">
                <text:p>-37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54.35">
                <text:p>-54.35</text:p>
              </table:table-cell>
              <table:table-cell office:value-type="float" office:value="-49.89">
                <text:p>-49.89</text:p>
              </table:table-cell>
              <table:table-cell office:value-type="float" office:value="-45.25">
                <text:p>-45.25</text:p>
              </table:table-cell>
              <table:table-cell office:value-type="float" office:value="-40.84">
                <text:p>-4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57.66">
                <text:p>-57.66</text:p>
              </table:table-cell>
              <table:table-cell office:value-type="float" office:value="-53.35">
                <text:p>-53.35</text:p>
              </table:table-cell>
              <table:table-cell office:value-type="float" office:value="-48.45">
                <text:p>-48.45</text:p>
              </table:table-cell>
              <table:table-cell office:value-type="float" office:value="-44.12">
                <text:p>-44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60.02">
                <text:p>-60.02</text:p>
              </table:table-cell>
              <table:table-cell office:value-type="float" office:value="-56.28">
                <text:p>-56.28</text:p>
              </table:table-cell>
              <table:table-cell office:value-type="float" office:value="-51.41">
                <text:p>-51.41</text:p>
              </table:table-cell>
              <table:table-cell office:value-type="float" office:value="-47.05">
                <text:p>-47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63.65">
                <text:p>-63.65</text:p>
              </table:table-cell>
              <table:table-cell office:value-type="float" office:value="-58.8">
                <text:p>-58.8</text:p>
              </table:table-cell>
              <table:table-cell office:value-type="float" office:value="-54.26">
                <text:p>-54.26</text:p>
              </table:table-cell>
              <table:table-cell office:value-type="float" office:value="-50.18">
                <text:p>-5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64.25">
                <text:p>-64.25</text:p>
              </table:table-cell>
              <table:table-cell office:value-type="float" office:value="-60.11">
                <text:p>-60.11</text:p>
              </table:table-cell>
              <table:table-cell office:value-type="float" office:value="-56.34">
                <text:p>-56.34</text:p>
              </table:table-cell>
              <table:table-cell office:value-type="float" office:value="-52.64">
                <text:p>-5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67.95">
                <text:p>-67.95</text:p>
              </table:table-cell>
              <table:table-cell office:value-type="float" office:value="-64.07">
                <text:p>-64.07</text:p>
              </table:table-cell>
              <table:table-cell office:value-type="float" office:value="-59.86">
                <text:p>-59.86</text:p>
              </table:table-cell>
              <table:table-cell office:value-type="float" office:value="-55.74">
                <text:p>-55.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73.45">
                <text:p>-73.45</text:p>
              </table:table-cell>
              <table:table-cell office:value-type="float" office:value="-68.75">
                <text:p>-68.75</text:p>
              </table:table-cell>
              <table:table-cell office:value-type="float" office:value="-63.91">
                <text:p>-63.91</text:p>
              </table:table-cell>
              <table:table-cell office:value-type="float" office:value="-59.32">
                <text:p>-59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97.31">
                <text:p>-97.31</text:p>
              </table:table-cell>
              <table:table-cell office:value-type="float" office:value="-92.31">
                <text:p>-92.31</text:p>
              </table:table-cell>
              <table:table-cell office:value-type="float" office:value="-87.31">
                <text:p>-87.31</text:p>
              </table:table-cell>
              <table:table-cell office:value-type="float" office:value="-84.48">
                <text:p>-84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'liberation sans'" style:font-size-asian="9pt" style:font-family-complex="'liberation sans'" style:font-size-complex="9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true" chart:minimum="50" chart:maximum="2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'liberation sans'" style:font-size-asian="10pt" style:font-family-complex="'liberation sans'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'liberation sans'" style:font-size-asian="9pt" style:font-family-complex="'liberation sans'" style:font-size-complex="9pt"/>
    </style:style>
    <style:style style:name="ch9" style:family="chart" style:data-style-name="N2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'liberation sans'" fo:font-size="10pt" style:font-family-asian="'liberation sans'" style:font-size-asian="10pt" style:font-family-complex="'liberation sans'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0.163cm" svg:height="14.658cm" xlink:href=".." xlink:type="simple" chart:class="chart:scatter" chart:style-name="ch1">
        <chart:legend chart:legend-position="bottom" svg:x="5.163cm" svg:y="14.086cm" style:legend-expansion="wide" chart:style-name="ch2"/>
        <chart:plot-area chart:style-name="ch3" table:cell-range-address="Hoja1.G5:Hoja1.K20" chart:data-source-has-labels="row" svg:x="0.403cm" svg:y="0.293cm" svg:width="19.357cm" svg:height="12.286cm">
          <chartooo:coordinate-region svg:x="1.034cm" svg:y="0.479cm" svg:width="18.726cm" svg:height="11.915cm"/>
          <chart:axis chart:dimension="x" chart:name="primary-x" chart:style-name="ch4">
            <chart:title svg:x="8.667cm" svg:y="12.873cm" chart:style-name="ch5">
              <text:p>Frecuencia MHz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Hoja1.H5:Hoja1.H20" loext:label-string="&quot;GTX = 0 dB&quot;" chart:class="chart:scatter">
            <chart:domain table:cell-range-address="Hoja1.G5:Hoja1.G20"/>
            <chart:data-point chart:repeated="16"/>
          </chart:series>
          <chart:series chart:style-name="ch10" chart:values-cell-range-address="Hoja1.I5:Hoja1.I20" loext:label-string="&quot;GTX = 5 dB&quot;" chart:class="chart:scatter">
            <chart:data-point chart:repeated="16"/>
          </chart:series>
          <chart:series chart:style-name="ch11" chart:values-cell-range-address="Hoja1.J5:Hoja1.J20" loext:label-string="&quot;GTX = 10 dB&quot;" chart:class="chart:scatter">
            <chart:data-point chart:repeated="16"/>
          </chart:series>
          <chart:series chart:style-name="ch12" chart:values-cell-range-address="Hoja1.K5:Hoja1.K20" loext:label-string="&quot;GTX = 15 dB&quot;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GTX = 0 dB</text:p>
              </table:table-cell>
              <table:table-cell office:value-type="string">
                <text:p>GTX = 5 dB</text:p>
              </table:table-cell>
              <table:table-cell office:value-type="string">
                <text:p>GTX = 10 dB</text:p>
              </table:table-cell>
              <table:table-cell office:value-type="string">
                <text:p>GTX = 15 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Hoja1.G5:Hoja1.G20</svg:desc>
                </draw:g>
              </table:table-cell>
              <table:table-cell office:value-type="float" office:value="-8.4">
                <text:p>-8.4</text:p>
                <draw:g>
                  <svg:desc>Hoja1.H5:Hoja1.H20</svg:desc>
                </draw:g>
              </table:table-cell>
              <table:table-cell office:value-type="float" office:value="-8.24">
                <text:p>-8.24</text:p>
                <draw:g>
                  <svg:desc>Hoja1.I5:Hoja1.I20</svg:desc>
                </draw:g>
              </table:table-cell>
              <table:table-cell office:value-type="float" office:value="-8.27">
                <text:p>-8.27</text:p>
                <draw:g>
                  <svg:desc>Hoja1.J5:Hoja1.J20</svg:desc>
                </draw:g>
              </table:table-cell>
              <table:table-cell office:value-type="float" office:value="-8.24">
                <text:p>-8.24</text:p>
                <draw:g>
                  <svg:desc>Hoja1.K5:Hoja1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6.16">
                <text:p>-6.16</text:p>
              </table:table-cell>
              <table:table-cell office:value-type="float" office:value="-6.27">
                <text:p>-6.27</text:p>
              </table:table-cell>
              <table:table-cell office:value-type="float" office:value="-6.46">
                <text:p>-6.46</text:p>
              </table:table-cell>
              <table:table-cell office:value-type="float" office:value="-6.62">
                <text:p>-6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-6.12">
                <text:p>-6.12</text:p>
              </table:table-cell>
              <table:table-cell office:value-type="float" office:value="-6.13">
                <text:p>-6.13</text:p>
              </table:table-cell>
              <table:table-cell office:value-type="float" office:value="-6.28">
                <text:p>-6.28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-6.33">
                <text:p>-6.33</text:p>
              </table:table-cell>
              <table:table-cell office:value-type="float" office:value="-6.46">
                <text:p>-6.46</text:p>
              </table:table-cell>
              <table:table-cell office:value-type="float" office:value="-6.68">
                <text:p>-6.6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-6.81">
                <text:p>-6.81</text:p>
              </table:table-cell>
              <table:table-cell office:value-type="float" office:value="-6.85">
                <text:p>-6.85</text:p>
              </table:table-cell>
              <table:table-cell office:value-type="float" office:value="-7.02">
                <text:p>-7.02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7.07">
                <text:p>-7.07</text:p>
              </table:table-cell>
              <table:table-cell office:value-type="float" office:value="-7.28">
                <text:p>-7.28</text:p>
              </table:table-cell>
              <table:table-cell office:value-type="float" office:value="-7.37">
                <text:p>-7.37</text:p>
              </table:table-cell>
              <table:table-cell office:value-type="float" office:value="-7.62">
                <text:p>-7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-11.19">
                <text:p>-11.19</text:p>
              </table:table-cell>
              <table:table-cell office:value-type="float" office:value="-11.57">
                <text:p>-11.57</text:p>
              </table:table-cell>
              <table:table-cell office:value-type="float" office:value="-11.66">
                <text:p>-11.66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-14.29">
                <text:p>-14.29</text:p>
              </table:table-cell>
              <table:table-cell office:value-type="float" office:value="-14.77">
                <text:p>-14.77</text:p>
              </table:table-cell>
              <table:table-cell office:value-type="float" office:value="-15.01">
                <text:p>-15.01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17.28">
                <text:p>-17.28</text:p>
              </table:table-cell>
              <table:table-cell office:value-type="float" office:value="-17.82">
                <text:p>-17.82</text:p>
              </table:table-cell>
              <table:table-cell office:value-type="float" office:value="-18.18">
                <text:p>-18.18</text:p>
              </table:table-cell>
              <table:table-cell office:value-type="float" office:value="-18.77">
                <text:p>-18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20.59">
                <text:p>-20.59</text:p>
              </table:table-cell>
              <table:table-cell office:value-type="float" office:value="-21.28">
                <text:p>-21.28</text:p>
              </table:table-cell>
              <table:table-cell office:value-type="float" office:value="-21.38">
                <text:p>-21.38</text:p>
              </table:table-cell>
              <table:table-cell office:value-type="float" office:value="-22.05">
                <text:p>-22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-22.95">
                <text:p>-22.95</text:p>
              </table:table-cell>
              <table:table-cell office:value-type="float" office:value="-24.21">
                <text:p>-24.21</text:p>
              </table:table-cell>
              <table:table-cell office:value-type="float" office:value="-24.34">
                <text:p>-24.34</text:p>
              </table:table-cell>
              <table:table-cell office:value-type="float" office:value="-24.98">
                <text:p>-24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-26.58">
                <text:p>-26.58</text:p>
              </table:table-cell>
              <table:table-cell office:value-type="float" office:value="-26.73">
                <text:p>-26.73</text:p>
              </table:table-cell>
              <table:table-cell office:value-type="float" office:value="-27.19">
                <text:p>-27.19</text:p>
              </table:table-cell>
              <table:table-cell office:value-type="float" office:value="-28.11">
                <text:p>-28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-27.18">
                <text:p>-27.18</text:p>
              </table:table-cell>
              <table:table-cell office:value-type="float" office:value="-28.04">
                <text:p>-28.04</text:p>
              </table:table-cell>
              <table:table-cell office:value-type="float" office:value="-29.27">
                <text:p>-29.27</text:p>
              </table:table-cell>
              <table:table-cell office:value-type="float" office:value="-30.57">
                <text:p>-3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-30.88">
                <text:p>-30.88</text:p>
              </table:table-cell>
              <table:table-cell office:value-type="float" office:value="-32">
                <text:p>-32</text:p>
              </table:table-cell>
              <table:table-cell office:value-type="float" office:value="-32.79">
                <text:p>-32.79</text:p>
              </table:table-cell>
              <table:table-cell office:value-type="float" office:value="-33.67">
                <text:p>-33.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-36.38">
                <text:p>-36.38</text:p>
              </table:table-cell>
              <table:table-cell office:value-type="float" office:value="-36.68">
                <text:p>-36.68</text:p>
              </table:table-cell>
              <table:table-cell office:value-type="float" office:value="-36.84">
                <text:p>-36.84</text:p>
              </table:table-cell>
              <table:table-cell office:value-type="float" office:value="-37.25">
                <text:p>-3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-60.24">
                <text:p>-60.24</text:p>
              </table:table-cell>
              <table:table-cell office:value-type="float" office:value="-60.24">
                <text:p>-60.24</text:p>
              </table:table-cell>
              <table:table-cell office:value-type="float" office:value="-60.24">
                <text:p>-60.24</text:p>
              </table:table-cell>
              <table:table-cell office:value-type="float" office:value="-62.41">
                <text:p>-62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